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7.2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all_lstm_metric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table:style-name="ce2" office:value-type="float" office:value="0.87176" calcext:value-type="float">
            <text:p>0.87176</text:p>
          </table:table-cell>
          <table:table-cell office:value-type="float" office:value="0.86254" calcext:value-type="float">
            <text:p>0.86254</text:p>
          </table:table-cell>
          <table:table-cell table:number-columns-repeated="2" office:value-type="float" office:value="0.85415" calcext:value-type="float">
            <text:p>0.85415</text:p>
          </table:table-cell>
          <table:table-cell table:formula="of:=MAX([.B2:.E2])" office:value-type="float" office:value="0.87176" calcext:value-type="float">
            <text:p>0.87176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75737" calcext:value-type="float">
            <text:p>0.75737</text:p>
          </table:table-cell>
          <table:table-cell table:style-name="ce2" office:value-type="float" office:value="0.76732" calcext:value-type="float">
            <text:p>0.76732</text:p>
          </table:table-cell>
          <table:table-cell office:value-type="float" office:value="0.73693" calcext:value-type="float">
            <text:p>0.73693</text:p>
          </table:table-cell>
          <table:table-cell office:value-type="float" office:value="0.73856" calcext:value-type="float">
            <text:p>0.73856</text:p>
          </table:table-cell>
          <table:table-cell table:formula="of:=MAX([.B3:.E3])" office:value-type="float" office:value="0.76732" calcext:value-type="float">
            <text:p>0.76732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2321" calcext:value-type="float">
            <text:p>0.92321</text:p>
          </table:table-cell>
          <table:table-cell office:value-type="float" office:value="0.92206" calcext:value-type="float">
            <text:p>0.92206</text:p>
          </table:table-cell>
          <table:table-cell office:value-type="float" office:value="0.91649" calcext:value-type="float">
            <text:p>0.91649</text:p>
          </table:table-cell>
          <table:table-cell table:style-name="ce2" office:value-type="float" office:value="0.92335" calcext:value-type="float">
            <text:p>0.92335</text:p>
          </table:table-cell>
          <table:table-cell table:formula="of:=MAX([.B4:.E4])" office:value-type="float" office:value="0.92335" calcext:value-type="float">
            <text:p>0.92335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table:style-name="ce2" office:value-type="float" office:value="0.04434" calcext:value-type="float">
            <text:p>0.04434</text:p>
          </table:table-cell>
          <table:table-cell office:value-type="float" office:value="0.05262" calcext:value-type="float">
            <text:p>0.05262</text:p>
          </table:table-cell>
          <table:table-cell office:value-type="float" office:value="0.05076" calcext:value-type="float">
            <text:p>0.05076</text:p>
          </table:table-cell>
          <table:table-cell office:value-type="float" office:value="0.04892" calcext:value-type="float">
            <text:p>0.04892</text:p>
          </table:table-cell>
          <table:table-cell table:formula="of:=MIN([.B5:.E5])" office:value-type="float" office:value="0.04434" calcext:value-type="float">
            <text:p>0.04434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18.53653" calcext:value-type="float">
            <text:p>118.53653</text:p>
          </table:table-cell>
          <table:table-cell office:value-type="float" office:value="111.46557" calcext:value-type="float">
            <text:p>111.46557</text:p>
          </table:table-cell>
          <table:table-cell office:value-type="float" office:value="107.75576" calcext:value-type="float">
            <text:p>107.75576</text:p>
          </table:table-cell>
          <table:table-cell office:value-type="float" office:value="109.5421" calcext:value-type="float">
            <text:p>109.5421</text:p>
          </table:table-cell>
          <table:table-cell table:formula="of:=MAX([.B6:.E6])" office:value-type="float" office:value="118.53653" calcext:value-type="float">
            <text:p>118.5365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9.75" calcext:value-type="float">
            <text:p>79.75</text:p>
          </table:table-cell>
          <table:table-cell office:value-type="float" office:value="74.66667" calcext:value-type="float">
            <text:p>74.66667</text:p>
          </table:table-cell>
          <table:table-cell office:value-type="float" office:value="72.02778" calcext:value-type="float">
            <text:p>72.02778</text:p>
          </table:table-cell>
          <table:table-cell office:value-type="float" office:value="73.61111" calcext:value-type="float">
            <text:p>73.61111</text:p>
          </table:table-cell>
          <table:table-cell table:formula="of:=MAX([.B7:.E7])" office:value-type="float" office:value="79.75" calcext:value-type="float">
            <text:p>79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2:34:18.008274952</dc:date>
    <meta:editing-duration>PT1M20S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